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5" style:family="table-cell" style:parent-style-name="Default" style:data-style-name="N6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" style:family="table-cell" style:parent-style-name="Default" style:data-style-name="N6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14"/>
        <table:table-column table:style-name="co1" table:default-cell-style-name="ce8"/>
        <table:table-column table:style-name="co1" table:default-cell-style-name="ce4"/>
        <table:table-column table:style-name="co1" table:default-cell-style-name="ce14"/>
        <table:table-column table:style-name="co1" table:default-cell-style-name="ce8"/>
        <table:table-column table:style-name="co1" table:default-cell-style-name="ce4"/>
        <table:table-column table:style-name="co1" table:default-cell-style-name="ce14"/>
        <table:table-column table:style-name="co1" table:default-cell-style-name="ce8"/>
        <table:table-column table:style-name="co1" table:default-cell-style-name="ce4"/>
        <table:table-column table:style-name="co1" table:default-cell-style-name="ce14"/>
        <table:table-column table:style-name="co1" table:default-cell-style-name="ce8"/>
        <table:table-column table:style-name="co1" table:default-cell-style-name="ce4"/>
        <table:table-column table:style-name="co1" table:default-cell-style-name="ce14"/>
        <table:table-column table:style-name="co1" table:default-cell-style-name="ce8"/>
        <table:table-column table:style-name="co1" table:default-cell-style-name="ce4"/>
        <table:table-column table:style-name="co1" table:default-cell-style-name="ce14"/>
        <table:table-column table:style-name="co1" table:default-cell-style-name="ce8"/>
        <table:table-column table:style-name="co1" table:default-cell-style-name="ce4"/>
        <table:table-column table:style-name="co1" table:default-cell-style-name="ce14"/>
        <table:table-column table:style-name="co1" table:number-columns-repeated="1002" table:default-cell-style-name="ce4"/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No CHT</text:p>
          </table:table-cell>
          <table:covered-table-cell table:style-name="ce1"/>
          <table:covered-table-cell table:style-name="ce12"/>
          <table:table-cell table:style-name="ce6" office:value-type="string" calcext:value-type="string" table:number-columns-spanned="3" table:number-rows-spanned="1">
            <text:p>Brickwall</text:p>
          </table:table-cell>
          <table:covered-table-cell table:style-name="ce1"/>
          <table:covered-table-cell table:style-name="ce12"/>
          <table:table-cell table:style-name="ce6" office:value-type="string" calcext:value-type="string" table:number-columns-spanned="3" table:number-rows-spanned="1">
            <text:p>Penalty Mean</text:p>
          </table:table-cell>
          <table:covered-table-cell table:style-name="ce1"/>
          <table:covered-table-cell table:style-name="ce12"/>
          <table:table-cell table:style-name="ce6" office:value-type="string" calcext:value-type="string" table:number-columns-spanned="3" table:number-rows-spanned="1">
            <text:p>Penalty Max</text:p>
          </table:table-cell>
          <table:covered-table-cell table:style-name="ce1"/>
          <table:covered-table-cell table:style-name="ce12"/>
          <table:table-cell table:style-name="ce6" office:value-type="string" calcext:value-type="string" table:number-columns-spanned="3" table:number-rows-spanned="1">
            <text:p>PieceWise Std</text:p>
          </table:table-cell>
          <table:covered-table-cell table:style-name="ce1"/>
          <table:covered-table-cell table:style-name="ce12"/>
          <table:table-cell table:style-name="ce6" office:value-type="string" calcext:value-type="string" table:number-columns-spanned="3" table:number-rows-spanned="1">
            <text:p>PieceWise POC</text:p>
          </table:table-cell>
          <table:covered-table-cell table:style-name="ce1"/>
          <table:covered-table-cell table:style-name="ce12"/>
          <table:table-cell table:style-name="ce6" office:value-type="string" calcext:value-type="string" table:number-columns-spanned="3" table:number-rows-spanned="1">
            <text:p>PieceWise Epsilon</text:p>
          </table:table-cell>
          <table:covered-table-cell table:style-name="ce1"/>
          <table:covered-table-cell table:style-name="ce12"/>
          <table:table-cell table:style-name="ce1" table:number-columns-repeated="1002"/>
        </table:table-row>
        <table:table-row table:style-name="ro1">
          <table:table-cell table:style-name="ce2"/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3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3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3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3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3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3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3" office:value-type="string" calcext:value-type="string">
            <text:p>30D</text:p>
          </table:table-cell>
          <table:table-cell table:style-name="ce2" table:number-columns-repeated="1002"/>
        </table:table-row>
        <table:table-row table:style-name="ro1">
          <table:table-cell table:style-name="ce3" office:value-type="string" calcext:value-type="string">
            <text:p>Fit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780.47410669892" calcext:value-type="float">
            <text:p>780.4741066989</text:p>
          </table:table-cell>
          <table:table-cell table:style-name="ce10" office:value-type="float" office:value="447109697.039567" calcext:value-type="float">
            <text:p>4.47E+008</text:p>
          </table:table-cell>
          <table:table-cell table:style-name="ce15" office:value-type="float" office:value="61333126223.7163" calcext:value-type="float">
            <text:p>6.13E+010</text:p>
          </table:table-cell>
          <table:table-cell table:number-columns-repeated="2" office:value-type="string" calcext:value-type="string">
            <text:p>NaN</text:p>
          </table:table-cell>
          <table:table-cell table:style-name="ce4" office:value-type="string" calcext:value-type="string">
            <text:p>NaN</text:p>
          </table:table-cell>
          <table:table-cell office:value-type="float" office:value="1468.37052802365" calcext:value-type="float">
            <text:p>1468.3705280237</text:p>
          </table:table-cell>
          <table:table-cell table:style-name="ce10" office:value-type="float" office:value="590046787.051192" calcext:value-type="float">
            <text:p>5.90E+008</text:p>
          </table:table-cell>
          <table:table-cell table:style-name="ce15" office:value-type="float" office:value="59223437153.5265" calcext:value-type="float">
            <text:p>5.92E+010</text:p>
          </table:table-cell>
          <table:table-cell office:value-type="float" office:value="1054.02275768556" calcext:value-type="float">
            <text:p>1054.0227576856</text:p>
          </table:table-cell>
          <table:table-cell table:style-name="ce10" office:value-type="float" office:value="453999024.184483" calcext:value-type="float">
            <text:p>4.54E+008</text:p>
          </table:table-cell>
          <table:table-cell table:style-name="ce15" office:value-type="float" office:value="61291869366.978" calcext:value-type="float">
            <text:p>6.13E+010</text:p>
          </table:table-cell>
          <table:table-cell office:value-type="float" office:value="380680.071042482" calcext:value-type="float">
            <text:p>380680.071042482</text:p>
          </table:table-cell>
          <table:table-cell table:style-name="ce10" office:value-type="float" office:value="364975326852.998" calcext:value-type="float">
            <text:p>3.65E+011</text:p>
          </table:table-cell>
          <table:table-cell table:style-name="ce15" office:value-type="float" office:value="20449890025829.6" calcext:value-type="float">
            <text:p>2.04E+013</text:p>
          </table:table-cell>
          <table:table-cell office:value-type="float" office:value="344270.504615032" calcext:value-type="float">
            <text:p>344270.504615032</text:p>
          </table:table-cell>
          <table:table-cell table:style-name="ce10" office:value-type="float" office:value="525753477985.723" calcext:value-type="float">
            <text:p>5.26E+011</text:p>
          </table:table-cell>
          <table:table-cell table:style-name="ce15" office:value-type="float" office:value="20254486491868.7" calcext:value-type="float">
            <text:p>2.03E+013</text:p>
          </table:table-cell>
          <table:table-cell office:value-type="float" office:value="20521.439222638" calcext:value-type="float">
            <text:p>20521.439222638</text:p>
          </table:table-cell>
          <table:table-cell table:style-name="ce10" office:value-type="float" office:value="2808032492.12484" calcext:value-type="float">
            <text:p>2.81E+009</text:p>
          </table:table-cell>
          <table:table-cell table:style-name="ce15" office:value-type="float" office:value="208763658022.087" calcext:value-type="float">
            <text:p>2.09E+0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904.94091497899" calcext:value-type="float">
            <text:p>5904.940914979</text:p>
          </table:table-cell>
          <table:table-cell table:style-name="ce10" office:value-type="float" office:value="1475363181.57295" calcext:value-type="float">
            <text:p>1.48E+009</text:p>
          </table:table-cell>
          <table:table-cell table:style-name="ce15" office:value-type="float" office:value="101155550977.762" calcext:value-type="float">
            <text:p>1.01E+011</text:p>
          </table:table-cell>
          <table:table-cell table:style-name="ce17" office:value-type="float" office:value="1.79769313486232E+308" calcext:value-type="float">
            <text:p>1.80E+308</text:p>
          </table:table-cell>
          <table:table-cell table:number-columns-repeated="2" table:style-name="ce10" office:value-type="float" office:value="1.79769313486232E+308" calcext:value-type="float">
            <text:p>1.80E+308</text:p>
          </table:table-cell>
          <table:table-cell office:value-type="float" office:value="11095.3266737274" calcext:value-type="float">
            <text:p>11095.3266737274</text:p>
          </table:table-cell>
          <table:table-cell table:style-name="ce10" office:value-type="float" office:value="1150366290.77165" calcext:value-type="float">
            <text:p>1.15E+009</text:p>
          </table:table-cell>
          <table:table-cell table:style-name="ce15" office:value-type="float" office:value="102181673471.315" calcext:value-type="float">
            <text:p>1.02E+011</text:p>
          </table:table-cell>
          <table:table-cell office:value-type="float" office:value="5792.15498636642" calcext:value-type="float">
            <text:p>5792.1549863664</text:p>
          </table:table-cell>
          <table:table-cell table:style-name="ce10" office:value-type="float" office:value="1011091636.45613" calcext:value-type="float">
            <text:p>1.01E+009</text:p>
          </table:table-cell>
          <table:table-cell table:style-name="ce15" office:value-type="float" office:value="99050594482.6214" calcext:value-type="float">
            <text:p>9.91E+010</text:p>
          </table:table-cell>
          <table:table-cell office:value-type="float" office:value="3188718.49705221" calcext:value-type="float">
            <text:p>3188718.49705221</text:p>
          </table:table-cell>
          <table:table-cell table:style-name="ce10" office:value-type="float" office:value="1258915082020.75" calcext:value-type="float">
            <text:p>1.26E+012</text:p>
          </table:table-cell>
          <table:table-cell table:style-name="ce15" office:value-type="float" office:value="56730827012492.9" calcext:value-type="float">
            <text:p>5.67E+013</text:p>
          </table:table-cell>
          <table:table-cell office:value-type="float" office:value="3833021.36530348" calcext:value-type="float">
            <text:p>3833021.36530348</text:p>
          </table:table-cell>
          <table:table-cell table:style-name="ce10" office:value-type="float" office:value="2445651744195.74" calcext:value-type="float">
            <text:p>2.45E+012</text:p>
          </table:table-cell>
          <table:table-cell table:style-name="ce15" office:value-type="float" office:value="67295801380077.7" calcext:value-type="float">
            <text:p>6.73E+013</text:p>
          </table:table-cell>
          <table:table-cell office:value-type="float" office:value="379562.902080979" calcext:value-type="float">
            <text:p>379562.902080979</text:p>
          </table:table-cell>
          <table:table-cell table:style-name="ce10" office:value-type="float" office:value="6148290480.07217" calcext:value-type="float">
            <text:p>6.15E+009</text:p>
          </table:table-cell>
          <table:table-cell table:style-name="ce15" office:value-type="float" office:value="399657251010.635" calcext:value-type="float">
            <text:p>4.00E+0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51.9539362283232" calcext:value-type="float">
            <text:p>51.9539362283</text:p>
          </table:table-cell>
          <table:table-cell table:style-name="ce10" office:value-type="float" office:value="56219749.1115279" calcext:value-type="float">
            <text:p>5.62E+007</text:p>
          </table:table-cell>
          <table:table-cell table:style-name="ce15" office:value-type="float" office:value="37216105866.8968" calcext:value-type="float">
            <text:p>3.72E+010</text:p>
          </table:table-cell>
          <table:table-cell table:style-name="ce17" office:value-type="float" office:value="1.79769313486232E+308" calcext:value-type="float">
            <text:p>1.80E+308</text:p>
          </table:table-cell>
          <table:table-cell table:number-columns-repeated="2" table:style-name="ce10" office:value-type="float" office:value="1.79769313486232E+308" calcext:value-type="float">
            <text:p>1.80E+308</text:p>
          </table:table-cell>
          <table:table-cell office:value-type="float" office:value="11.3270072270037" calcext:value-type="float">
            <text:p>11.327007227</text:p>
          </table:table-cell>
          <table:table-cell table:style-name="ce10" office:value-type="float" office:value="59512895.2424915" calcext:value-type="float">
            <text:p>5.95E+007</text:p>
          </table:table-cell>
          <table:table-cell table:style-name="ce15" office:value-type="float" office:value="37232829575.1652" calcext:value-type="float">
            <text:p>3.72E+010</text:p>
          </table:table-cell>
          <table:table-cell office:value-type="float" office:value="8.42852499817363" calcext:value-type="float">
            <text:p>8.4285249982</text:p>
          </table:table-cell>
          <table:table-cell table:style-name="ce10" office:value-type="float" office:value="92279962.9352511" calcext:value-type="float">
            <text:p>9.23E+007</text:p>
          </table:table-cell>
          <table:table-cell table:style-name="ce15" office:value-type="float" office:value="30994823161.3272" calcext:value-type="float">
            <text:p>3.10E+010</text:p>
          </table:table-cell>
          <table:table-cell office:value-type="float" office:value="1174.72482784423" calcext:value-type="float">
            <text:p>1174.7248278442</text:p>
          </table:table-cell>
          <table:table-cell table:style-name="ce10" office:value-type="float" office:value="26805558939.5411" calcext:value-type="float">
            <text:p>2.68E+010</text:p>
          </table:table-cell>
          <table:table-cell table:style-name="ce15" office:value-type="float" office:value="8147377725018.03" calcext:value-type="float">
            <text:p>8.15E+012</text:p>
          </table:table-cell>
          <table:table-cell office:value-type="float" office:value="418.499944266193" calcext:value-type="float">
            <text:p>418.4999442662</text:p>
          </table:table-cell>
          <table:table-cell table:style-name="ce10" office:value-type="float" office:value="45977807344.5371" calcext:value-type="float">
            <text:p>4.60E+010</text:p>
          </table:table-cell>
          <table:table-cell table:style-name="ce15" office:value-type="float" office:value="6899905266770.16" calcext:value-type="float">
            <text:p>6.90E+012</text:p>
          </table:table-cell>
          <table:table-cell office:value-type="float" office:value="42.2246844511201" calcext:value-type="float">
            <text:p>42.2246844511</text:p>
          </table:table-cell>
          <table:table-cell table:style-name="ce10" office:value-type="float" office:value="430371625.824845" calcext:value-type="float">
            <text:p>4.30E+008</text:p>
          </table:table-cell>
          <table:table-cell table:style-name="ce15" office:value-type="float" office:value="84186449206.4011" calcext:value-type="float">
            <text:p>8.42E+0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1116.3724603475" calcext:value-type="float">
            <text:p>1116.3724603475</text:p>
          </table:table-cell>
          <table:table-cell table:style-name="ce10" office:value-type="float" office:value="312214851.115715" calcext:value-type="float">
            <text:p>3.12E+008</text:p>
          </table:table-cell>
          <table:table-cell table:style-name="ce15" office:value-type="float" office:value="18068337536.2642" calcext:value-type="float">
            <text:p>1.81E+010</text:p>
          </table:table-cell>
          <table:table-cell table:number-columns-repeated="2" office:value-type="string" calcext:value-type="string">
            <text:p>NaN</text:p>
          </table:table-cell>
          <table:table-cell table:style-name="ce4" office:value-type="string" calcext:value-type="string">
            <text:p>NaN</text:p>
          </table:table-cell>
          <table:table-cell office:value-type="float" office:value="2288.88710596773" calcext:value-type="float">
            <text:p>2288.8871059677</text:p>
          </table:table-cell>
          <table:table-cell table:style-name="ce10" office:value-type="float" office:value="343148797.207676" calcext:value-type="float">
            <text:p>3.43E+008</text:p>
          </table:table-cell>
          <table:table-cell table:style-name="ce15" office:value-type="float" office:value="16855214014.5402" calcext:value-type="float">
            <text:p>1.69E+010</text:p>
          </table:table-cell>
          <table:table-cell office:value-type="float" office:value="1344.87769944915" calcext:value-type="float">
            <text:p>1344.8776994492</text:p>
          </table:table-cell>
          <table:table-cell table:style-name="ce10" office:value-type="float" office:value="245817062.209276" calcext:value-type="float">
            <text:p>2.46E+008</text:p>
          </table:table-cell>
          <table:table-cell table:style-name="ce15" office:value-type="float" office:value="17716053359.8491" calcext:value-type="float">
            <text:p>1.77E+010</text:p>
          </table:table-cell>
          <table:table-cell office:value-type="float" office:value="732812.470432088" calcext:value-type="float">
            <text:p>732812.470432088</text:p>
          </table:table-cell>
          <table:table-cell table:style-name="ce10" office:value-type="float" office:value="287306116661.496" calcext:value-type="float">
            <text:p>2.87E+011</text:p>
          </table:table-cell>
          <table:table-cell table:style-name="ce15" office:value-type="float" office:value="10409545321967.2" calcext:value-type="float">
            <text:p>1.04E+013</text:p>
          </table:table-cell>
          <table:table-cell office:value-type="float" office:value="735694.454231035" calcext:value-type="float">
            <text:p>735694.454231035</text:p>
          </table:table-cell>
          <table:table-cell table:style-name="ce10" office:value-type="float" office:value="516721888724.36" calcext:value-type="float">
            <text:p>5.17E+011</text:p>
          </table:table-cell>
          <table:table-cell table:style-name="ce15" office:value-type="float" office:value="11498454123872.6" calcext:value-type="float">
            <text:p>1.15E+013</text:p>
          </table:table-cell>
          <table:table-cell office:value-type="float" office:value="70019.2312477296" calcext:value-type="float">
            <text:p>70019.2312477296</text:p>
          </table:table-cell>
          <table:table-cell table:style-name="ce10" office:value-type="float" office:value="1516491861.76465" calcext:value-type="float">
            <text:p>1.52E+009</text:p>
          </table:table-cell>
          <table:table-cell table:style-name="ce15" office:value-type="float" office:value="77792307121.8379" calcext:value-type="float">
            <text:p>7.78E+01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Violation</text:p>
          </table:table-cell>
          <table:table-cell table:style-name="ce9"/>
          <table:table-cell table:style-name="ce11"/>
          <table:table-cell table:style-name="ce16"/>
          <table:table-cell table:style-name="ce9"/>
          <table:table-cell table:style-name="ce11" table:number-columns-repeated="2"/>
          <table:table-cell table:style-name="ce9"/>
          <table:table-cell table:style-name="ce11"/>
          <table:table-cell table:style-name="ce16"/>
          <table:table-cell table:style-name="ce9"/>
          <table:table-cell table:style-name="ce11"/>
          <table:table-cell table:style-name="ce16"/>
          <table:table-cell table:style-name="ce9"/>
          <table:table-cell table:style-name="ce11"/>
          <table:table-cell table:style-name="ce16"/>
          <table:table-cell table:style-name="ce9"/>
          <table:table-cell table:style-name="ce11"/>
          <table:table-cell table:style-name="ce16"/>
          <table:table-cell table:style-name="ce9"/>
          <table:table-cell table:style-name="ce11"/>
          <table:table-cell table:style-name="ce16"/>
          <table:table-cell table:style-name="ce11" table:number-columns-repeated="1002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92124.0663331189" calcext:value-type="float">
            <text:p>92124.0663331189</text:p>
          </table:table-cell>
          <table:table-cell office:value-type="float" office:value="164158.570727138" calcext:value-type="float">
            <text:p>164158.570727138</text:p>
          </table:table-cell>
          <table:table-cell office:value-type="float" office:value="637259.39927935" calcext:value-type="float">
            <text:p>637259.399279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4920.2938729407" calcext:value-type="float">
            <text:p>54920.2938729407</text:p>
          </table:table-cell>
          <table:table-cell office:value-type="float" office:value="275291.946656289" calcext:value-type="float">
            <text:p>275291.946656289</text:p>
          </table:table-cell>
          <table:table-cell office:value-type="float" office:value="599455.934182801" calcext:value-type="float">
            <text:p>599455.934182801</text:p>
          </table:table-cell>
          <table:table-cell office:value-type="float" office:value="107566.363219859" calcext:value-type="float">
            <text:p>107566.363219859</text:p>
          </table:table-cell>
          <table:table-cell office:value-type="float" office:value="247724.00652231" calcext:value-type="float">
            <text:p>247724.00652231</text:p>
          </table:table-cell>
          <table:table-cell office:value-type="float" office:value="377917.70332517" calcext:value-type="float">
            <text:p>377917.70332517</text:p>
          </table:table-cell>
          <table:table-cell office:value-type="float" office:value="10785.5356434187" calcext:value-type="float">
            <text:p>10785.5356434187</text:p>
          </table:table-cell>
          <table:table-cell office:value-type="float" office:value="228411.172452979" calcext:value-type="float">
            <text:p>228411.172452979</text:p>
          </table:table-cell>
          <table:table-cell office:value-type="float" office:value="2131406.51928447" calcext:value-type="float">
            <text:p>2131406.51928447</text:p>
          </table:table-cell>
          <table:table-cell office:value-type="float" office:value="23206.7368957121" calcext:value-type="float">
            <text:p>23206.7368957121</text:p>
          </table:table-cell>
          <table:table-cell office:value-type="float" office:value="226702.59160033" calcext:value-type="float">
            <text:p>226702.59160033</text:p>
          </table:table-cell>
          <table:table-cell office:value-type="float" office:value="2160489.6998969" calcext:value-type="float">
            <text:p>2160489.6998969</text:p>
          </table:table-cell>
          <table:table-cell office:value-type="float" office:value="36548.0134317426" calcext:value-type="float">
            <text:p>36548.0134317426</text:p>
          </table:table-cell>
          <table:table-cell office:value-type="float" office:value="56045.3659847584" calcext:value-type="float">
            <text:p>56045.3659847584</text:p>
          </table:table-cell>
          <table:table-cell office:value-type="float" office:value="301036.937037096" calcext:value-type="float">
            <text:p>301036.9370370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8790.4882265676" calcext:value-type="float">
            <text:p>18790.4882265676</text:p>
          </table:table-cell>
          <table:table-cell office:value-type="float" office:value="136994.996233941" calcext:value-type="float">
            <text:p>136994.996233941</text:p>
          </table:table-cell>
          <table:table-cell office:value-type="float" office:value="461549.994504058" calcext:value-type="float">
            <text:p>461549.9945040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7046.4062874472" calcext:value-type="float">
            <text:p>27046.4062874472</text:p>
          </table:table-cell>
          <table:table-cell office:value-type="float" office:value="1492146.28249042" calcext:value-type="float">
            <text:p>1492146.28249042</text:p>
          </table:table-cell>
          <table:table-cell office:value-type="float" office:value="1242887.73826412" calcext:value-type="float">
            <text:p>1242887.73826412</text:p>
          </table:table-cell>
          <table:table-cell office:value-type="float" office:value="410638.013651376" calcext:value-type="float">
            <text:p>410638.013651376</text:p>
          </table:table-cell>
          <table:table-cell office:value-type="float" office:value="50783.0744355571" calcext:value-type="float">
            <text:p>50783.0744355571</text:p>
          </table:table-cell>
          <table:table-cell office:value-type="float" office:value="777971.486685942" calcext:value-type="float">
            <text:p>777971.486685942</text:p>
          </table:table-cell>
          <table:table-cell office:value-type="float" office:value="8761.46433525233" calcext:value-type="float">
            <text:p>8761.4643352523</text:p>
          </table:table-cell>
          <table:table-cell office:value-type="float" office:value="307910.929954176" calcext:value-type="float">
            <text:p>307910.929954176</text:p>
          </table:table-cell>
          <table:table-cell office:value-type="float" office:value="3022788.13759445" calcext:value-type="float">
            <text:p>3022788.13759445</text:p>
          </table:table-cell>
          <table:table-cell office:value-type="float" office:value="90267.4867824819" calcext:value-type="float">
            <text:p>90267.4867824819</text:p>
          </table:table-cell>
          <table:table-cell office:value-type="float" office:value="529801.690309939" calcext:value-type="float">
            <text:p>529801.690309939</text:p>
          </table:table-cell>
          <table:table-cell office:value-type="float" office:value="3499242.94131757" calcext:value-type="float">
            <text:p>3499242.94131757</text:p>
          </table:table-cell>
          <table:table-cell office:value-type="float" office:value="3768.60937564734" calcext:value-type="float">
            <text:p>3768.6093756473</text:p>
          </table:table-cell>
          <table:table-cell office:value-type="float" office:value="72923.7633305245" calcext:value-type="float">
            <text:p>72923.7633305245</text:p>
          </table:table-cell>
          <table:table-cell office:value-type="float" office:value="297237.088045249" calcext:value-type="float">
            <text:p>297237.0880452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559.49377460681" calcext:value-type="float">
            <text:p>2559.4937746068</text:p>
          </table:table-cell>
          <table:table-cell office:value-type="float" office:value="410082.831689019" calcext:value-type="float">
            <text:p>410082.831689019</text:p>
          </table:table-cell>
          <table:table-cell office:value-type="float" office:value="584976.747707775" calcext:value-type="float">
            <text:p>584976.7477077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8.5686790248421" calcext:value-type="float">
            <text:p>58.5686790248</text:p>
          </table:table-cell>
          <table:table-cell office:value-type="float" office:value="161485.349693127" calcext:value-type="float">
            <text:p>161485.349693127</text:p>
          </table:table-cell>
          <table:table-cell office:value-type="float" office:value="1278215.97462548" calcext:value-type="float">
            <text:p>1278215.97462548</text:p>
          </table:table-cell>
          <table:table-cell office:value-type="float" office:value="30.6975117152304" calcext:value-type="float">
            <text:p>30.6975117152</text:p>
          </table:table-cell>
          <table:table-cell office:value-type="float" office:value="413537.680531498" calcext:value-type="float">
            <text:p>413537.680531498</text:p>
          </table:table-cell>
          <table:table-cell office:value-type="float" office:value="86800.2343920338" calcext:value-type="float">
            <text:p>86800.2343920338</text:p>
          </table:table-cell>
          <table:table-cell office:value-type="float" office:value="443.731105003692" calcext:value-type="float">
            <text:p>443.7311050037</text:p>
          </table:table-cell>
          <table:table-cell office:value-type="float" office:value="114972.328055234" calcext:value-type="float">
            <text:p>114972.328055234</text:p>
          </table:table-cell>
          <table:table-cell office:value-type="float" office:value="1722083.95758583" calcext:value-type="float">
            <text:p>1722083.95758583</text:p>
          </table:table-cell>
          <table:table-cell office:value-type="float" office:value="12.8987489842489" calcext:value-type="float">
            <text:p>12.8987489842</text:p>
          </table:table-cell>
          <table:table-cell office:value-type="float" office:value="128273.433486821" calcext:value-type="float">
            <text:p>128273.433486821</text:p>
          </table:table-cell>
          <table:table-cell office:value-type="float" office:value="1283779.31871905" calcext:value-type="float">
            <text:p>1283779.31871905</text:p>
          </table:table-cell>
          <table:table-cell office:value-type="float" office:value="1453.4790622799" calcext:value-type="float">
            <text:p>1453.4790622799</text:p>
          </table:table-cell>
          <table:table-cell office:value-type="float" office:value="86669.3351987292" calcext:value-type="float">
            <text:p>86669.3351987292</text:p>
          </table:table-cell>
          <table:table-cell office:value-type="float" office:value="193013.72502707" calcext:value-type="float">
            <text:p>193013.72502707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tdDev</text:p>
          </table:table-cell>
          <table:table-cell table:style-name="ce7" office:value-type="float" office:value="160617.169977053" calcext:value-type="float">
            <text:p>160617.169977053</text:p>
          </table:table-cell>
          <table:table-cell table:style-name="ce2" office:value-type="float" office:value="168964.082316826" calcext:value-type="float">
            <text:p>168964.082316826</text:p>
          </table:table-cell>
          <table:table-cell table:style-name="ce13" office:value-type="float" office:value="411384.788363238" calcext:value-type="float">
            <text:p>411384.78836323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office:value-type="float" office:value="71185.2386964738" calcext:value-type="float">
            <text:p>71185.2386964738</text:p>
          </table:table-cell>
          <table:table-cell table:style-name="ce2" office:value-type="float" office:value="472772.221958897" calcext:value-type="float">
            <text:p>472772.221958897</text:p>
          </table:table-cell>
          <table:table-cell table:style-name="ce13" office:value-type="float" office:value="490455.639730634" calcext:value-type="float">
            <text:p>490455.639730634</text:p>
          </table:table-cell>
          <table:table-cell table:style-name="ce7" office:value-type="float" office:value="169024.642793006" calcext:value-type="float">
            <text:p>169024.642793006</text:p>
          </table:table-cell>
          <table:table-cell table:style-name="ce2" office:value-type="float" office:value="263237.771297545" calcext:value-type="float">
            <text:p>263237.771297545</text:p>
          </table:table-cell>
          <table:table-cell table:style-name="ce13" office:value-type="float" office:value="229668.80379035" calcext:value-type="float">
            <text:p>229668.80379035</text:p>
          </table:table-cell>
          <table:table-cell table:style-name="ce7" office:value-type="float" office:value="26398.6931941836" calcext:value-type="float">
            <text:p>26398.6931941836</text:p>
          </table:table-cell>
          <table:table-cell table:style-name="ce2" office:value-type="float" office:value="117812.745178513" calcext:value-type="float">
            <text:p>117812.745178513</text:p>
          </table:table-cell>
          <table:table-cell table:style-name="ce13" office:value-type="float" office:value="611622.257500531" calcext:value-type="float">
            <text:p>611622.257500531</text:p>
          </table:table-cell>
          <table:table-cell table:style-name="ce7" office:value-type="float" office:value="82502.6013759915" calcext:value-type="float">
            <text:p>82502.6013759915</text:p>
          </table:table-cell>
          <table:table-cell table:style-name="ce2" office:value-type="float" office:value="138494.540014426" calcext:value-type="float">
            <text:p>138494.540014426</text:p>
          </table:table-cell>
          <table:table-cell table:style-name="ce13" office:value-type="float" office:value="551018.308774237" calcext:value-type="float">
            <text:p>551018.308774237</text:p>
          </table:table-cell>
          <table:table-cell table:style-name="ce7" office:value-type="float" office:value="56566.0871470916" calcext:value-type="float">
            <text:p>56566.0871470916</text:p>
          </table:table-cell>
          <table:table-cell table:style-name="ce2" office:value-type="float" office:value="58533.9522162675" calcext:value-type="float">
            <text:p>58533.9522162675</text:p>
          </table:table-cell>
          <table:table-cell table:style-name="ce13" office:value-type="float" office:value="74462.3957494717" calcext:value-type="float">
            <text:p>74462.3957494717</text:p>
          </table:table-cell>
          <table:table-cell table:style-name="ce2" table:number-columns-repeated="100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00/00/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5-09-14T13:47:44.260981191</meta:creation-date>
    <meta:generator>LibreOffice/4.1.3.2$Linux_X86_64 LibreOffice_project/410m0$Build-2</meta:generator>
    <dc:date>2015-09-15T14:11:35.402422289</dc:date>
    <dc:creator>Francois </dc:creator>
    <meta:editing-duration>PT9M32S</meta:editing-duration>
    <meta:editing-cycles>5</meta:editing-cycles>
    <meta:document-statistic meta:table-count="1" meta:cell-count="206" meta:object-count="0"/>
  </office:meta>
</office:document-meta>
</file>